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0dd31" officeooo:paragraph-rsid="0000dd31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font-weight="bold" officeooo:rsid="0000dd31" officeooo:paragraph-rsid="0000dd31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24pt" fo:font-weight="bold" officeooo:paragraph-rsid="00018cf5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24pt" fo:font-weight="bold" officeooo:paragraph-rsid="00019890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24pt" fo:font-weight="bold" officeooo:rsid="0000dd31" officeooo:paragraph-rsid="0000dd31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24pt" fo:font-weight="bold" officeooo:rsid="00026eac" officeooo:paragraph-rsid="00026eac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0dd31" officeooo:paragraph-rsid="0000dd31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18cf5" officeooo:paragraph-rsid="00018cf5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19890" officeooo:paragraph-rsid="00019890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6pt" officeooo:rsid="0000dd31" officeooo:paragraph-rsid="0000dd31" style:font-size-asian="16pt" style:font-size-complex="16pt"/>
    </style:style>
    <style:style style:name="P11" style:family="paragraph" style:parent-style-name="Standard">
      <style:text-properties fo:font-size="16pt" officeooo:rsid="0000dd31" officeooo:paragraph-rsid="00018cf5" style:font-size-asian="16pt" style:font-size-complex="16pt"/>
    </style:style>
    <style:style style:name="P12" style:family="paragraph" style:parent-style-name="Standard">
      <style:text-properties fo:font-size="16pt" officeooo:rsid="0000dd31" officeooo:paragraph-rsid="00019890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026eac" officeooo:paragraph-rsid="00026ea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font-weight="normal" officeooo:rsid="0002b89d" officeooo:paragraph-rsid="0002b89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16" style:family="paragraph" style:parent-style-name="Standard">
      <style:paragraph-properties fo:margin-top="0in" fo:margin-bottom="0.2in" style:contextual-spacing="false"/>
      <style:text-properties fo:font-size="16pt" officeooo:rsid="0000dd31" officeooo:paragraph-rsid="00018cf5" style:font-size-asian="16pt" style:font-size-complex="16pt"/>
    </style:style>
    <style:style style:name="P17" style:family="paragraph" style:parent-style-name="Standard">
      <style:paragraph-properties fo:margin-top="0in" fo:margin-bottom="0.2in" style:contextual-spacing="false"/>
      <style:text-properties fo:font-size="16pt" officeooo:rsid="00018cf5" officeooo:paragraph-rsid="00018cf5" style:font-size-asian="16pt" style:font-size-complex="16pt"/>
    </style:style>
    <style:style style:name="P18" style:family="paragraph" style:parent-style-name="Standard">
      <style:paragraph-properties fo:margin-top="0in" fo:margin-bottom="0.2in" style:contextual-spacing="false"/>
      <style:text-properties fo:font-size="16pt" officeooo:rsid="00018cf5" officeooo:paragraph-rsid="00019890" style:font-size-asian="16pt" style:font-size-complex="16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normal" officeooo:rsid="0002b89d" officeooo:paragraph-rsid="0006ee1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2b89d" officeooo:paragraph-rsid="0006ee19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 style:list-style-name="L1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2" style:family="paragraph" style:parent-style-name="Standard" style:list-style-name="L2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3" style:family="paragraph" style:parent-style-name="Standard" style:list-style-name="L3">
      <style:paragraph-properties fo:margin-top="0in" fo:margin-bottom="0.2in" style:contextual-spacing="false"/>
      <style:text-properties fo:font-size="16pt" officeooo:rsid="0000dd31" officeooo:paragraph-rsid="00052e9a" style:font-size-asian="16pt" style:font-size-complex="16pt"/>
    </style:style>
    <style:style style:name="P24" style:family="paragraph" style:parent-style-name="Standard" style:list-style-name="L3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5" style:family="paragraph" style:parent-style-name="Standard" style:list-style-name="L4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6" style:family="paragraph" style:parent-style-name="Standard" style:list-style-name="L5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7" style:family="paragraph" style:parent-style-name="Standard" style:list-style-name="L6">
      <style:paragraph-properties fo:margin-top="0in" fo:margin-bottom="0.2in" style:contextual-spacing="false"/>
      <style:text-properties fo:font-size="16pt" officeooo:rsid="0000dd31" officeooo:paragraph-rsid="0000dd31" style:font-size-asian="16pt" style:font-size-complex="16pt"/>
    </style:style>
    <style:style style:name="P28" style:family="paragraph" style:parent-style-name="Standard" style:list-style-name="L6">
      <style:paragraph-properties fo:margin-top="0in" fo:margin-bottom="0.2in" style:contextual-spacing="false"/>
      <style:text-properties fo:font-size="16pt" officeooo:rsid="0000dd31" officeooo:paragraph-rsid="00019890" style:font-size-asian="16pt" style:font-size-complex="16pt"/>
    </style:style>
    <style:style style:name="P29" style:family="paragraph" style:parent-style-name="Standard" style:list-style-name="L7">
      <style:paragraph-properties fo:margin-top="0in" fo:margin-bottom="0.2in" style:contextual-spacing="false"/>
      <style:text-properties fo:font-size="16pt" officeooo:rsid="0000dd31" officeooo:paragraph-rsid="00018cf5" style:font-size-asian="16pt" style:font-size-complex="16pt"/>
    </style:style>
    <style:style style:name="P30" style:family="paragraph" style:parent-style-name="Standard" style:list-style-name="L8">
      <style:paragraph-properties fo:margin-top="0in" fo:margin-bottom="0.2in" style:contextual-spacing="false"/>
      <style:text-properties fo:font-size="16pt" officeooo:rsid="0000dd31" officeooo:paragraph-rsid="00018cf5" style:font-size-asian="16pt" style:font-size-complex="16pt"/>
    </style:style>
    <style:style style:name="P31" style:family="paragraph" style:parent-style-name="Standard" style:list-style-name="L3">
      <style:paragraph-properties fo:margin-top="0in" fo:margin-bottom="0.2in" style:contextual-spacing="false"/>
      <style:text-properties fo:font-size="16pt" officeooo:rsid="00052e9a" officeooo:paragraph-rsid="00052e9a" style:font-size-asian="16pt" style:font-size-complex="16pt"/>
    </style:style>
    <style:style style:name="P32" style:family="paragraph" style:parent-style-name="Standard" style:list-style-name="L6">
      <style:paragraph-properties fo:margin-top="0in" fo:margin-bottom="0.2in" style:contextual-spacing="false"/>
      <style:text-properties fo:font-size="16pt" officeooo:rsid="00019890" officeooo:paragraph-rsid="00019890" style:font-size-asian="16pt" style:font-size-complex="16pt"/>
    </style:style>
    <style:style style:name="P33" style:family="paragraph" style:parent-style-name="Standard" style:list-style-name="L9">
      <style:paragraph-properties fo:margin-top="0in" fo:margin-bottom="0.2in" style:contextual-spacing="false"/>
      <style:text-properties fo:font-size="16pt" officeooo:rsid="00019890" officeooo:paragraph-rsid="00019890" style:font-size-asian="16pt" style:font-size-complex="16pt"/>
    </style:style>
    <style:style style:name="P34" style:family="paragraph" style:parent-style-name="Standard" style:list-style-name="L10">
      <style:paragraph-properties fo:margin-top="0in" fo:margin-bottom="0.2in" style:contextual-spacing="false"/>
      <style:text-properties fo:font-size="16pt" officeooo:rsid="00019890" officeooo:paragraph-rsid="00019890" style:font-size-asian="16pt" style:font-size-complex="16pt"/>
    </style:style>
    <style:style style:name="P35" style:family="paragraph" style:parent-style-name="Standard" style:list-style-name="L7">
      <style:paragraph-properties fo:margin-top="0in" fo:margin-bottom="0.2in" style:contextual-spacing="false"/>
      <style:text-properties fo:font-size="16pt" officeooo:rsid="00018cf5" officeooo:paragraph-rsid="00018cf5" style:font-size-asian="16pt" style:font-size-complex="16pt"/>
    </style:style>
    <style:style style:name="P36" style:family="paragraph" style:parent-style-name="Standard" style:list-style-name="L8">
      <style:paragraph-properties fo:margin-top="0in" fo:margin-bottom="0.2in" style:contextual-spacing="false"/>
      <style:text-properties fo:font-size="16pt" officeooo:rsid="00018cf5" officeooo:paragraph-rsid="00018cf5" style:font-size-asian="16pt" style:font-size-complex="16pt"/>
    </style:style>
    <style:style style:name="T1" style:family="text">
      <style:text-properties officeooo:rsid="0000dd31"/>
    </style:style>
    <style:style style:name="T2" style:family="text">
      <style:text-properties officeooo:rsid="00018cf5"/>
    </style:style>
    <style:style style:name="T3" style:family="text">
      <style:text-properties officeooo:rsid="00019890"/>
    </style:style>
    <style:style style:name="T4" style:family="text">
      <style:text-properties officeooo:rsid="0006ee19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4986*" fo:start-indent="0in" fo:end-indent="0.05in"/>
          <style:column style:rel-width="4986*" fo:start-indent="0.05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ercise 1a</text:p>
      <text:p text:style-name="P7">Topicality</text:p>
      <text:p text:style-name="P10"/>
      <text:p text:style-name="P10"/>
      <text:list xml:id="list16265817321" text:style-name="L1">
        <text:list-item>
          <text:p text:style-name="P21">Call up two speakers who are presenting at the show.</text:p>
        </text:list-item>
        <text:list-item>
          <text:p text:style-name="P21">Ask them about what they are presenting.</text:p>
        </text:list-item>
        <text:list-item>
          <text:p text:style-name="P21">Ask them how they picked that topic.</text:p>
        </text:list-item>
        <text:list-item>
          <text:p text:style-name="P21">Ask them to refine the topic definition.</text:p>
        </text:list-item>
      </text:list>
      <text:p text:style-name="P15"/>
      <text:p text:style-name="P5">Exercise 1b</text:p>
      <text:p text:style-name="P7">Topicality</text:p>
      <text:p text:style-name="P10"/>
      <text:p text:style-name="P10"/>
      <text:list xml:id="list2169599732" text:style-name="L2">
        <text:list-item>
          <text:p text:style-name="P22">Call up a new speaker.</text:p>
        </text:list-item>
        <text:list-item>
          <text:p text:style-name="P22">Hand him a set of 3 topic cards.</text:p>
        </text:list-item>
        <text:list-item>
          <text:p text:style-name="P22">Ask him to pick one.</text:p>
        </text:list-item>
        <text:list-item>
          <text:p text:style-name="P22">Ask him to do a 30-second presentation on the topic he picks.</text:p>
        </text:list-item>
        <text:list-item>
          <text:p text:style-name="P22">Ask him to explain how he picked that topic, and what he refined it to.</text:p>
        </text:list-item>
      </text:list>
      <text:p text:style-name="P15"/>
      <text:p text:style-name="P5">Exercise 2a</text:p>
      <text:p text:style-name="P7">Audience</text:p>
      <text:p text:style-name="P10"/>
      <text:p text:style-name="P10"/>
      <text:list xml:id="list1649036511" text:style-name="L3">
        <text:list-item>
          <text:p text:style-name="P23">Call up new speaker</text:p>
        </text:list-item>
        <text:list-item>
          <text:p text:style-name="P24">Ask them to explain the audience for Linux Collab and LinuxCon</text:p>
          <text:list>
            <text:list-item>
              <text:p text:style-name="P31">involve the whole audience</text:p>
            </text:list-item>
          </text:list>
        </text:list-item>
        <text:list-item>
          <text:p text:style-name="P24">Drill down on audience factors.</text:p>
        </text:list-item>
        <text:list-item>
          <text:p text:style-name="P24">Ask them how that affects their own presentation.</text:p>
        </text:list-item>
      </text:list>
      <text:p text:style-name="P15"/>
      <text:p text:style-name="P15"/>
      <text:p text:style-name="P5">Exercise 2b</text:p>
      <text:p text:style-name="P7">Audience</text:p>
      <text:p text:style-name="P10"/>
      <text:p text:style-name="P10"/>
      <text:list xml:id="list2129600730" text:style-name="L4">
        <text:list-item>
          <text:p text:style-name="P25">Call up two more speakers.</text:p>
        </text:list-item>
        <text:list-item>
          <text:p text:style-name="P25">Have them plan a 60-second version of their talk. <text:s/>If they don't have a talk, use Topic Cards.</text:p>
        </text:list-item>
        <text:list-item>
          <text:p text:style-name="P25">Hand them the Audience Cards. <text:s/>Don't show them to the attendees.</text:p>
        </text:list-item>
        <text:list-item>
          <text:p text:style-name="P25">Have them give a version of their talk to the targeted audience.</text:p>
        </text:list-item>
        <text:list-item>
          <text:p text:style-name="P25">Deconstruct the choices.</text:p>
        </text:list-item>
      </text:list>
      <text:p text:style-name="P15"/>
      <text:p text:style-name="P5">Exercise 3</text:p>
      <text:p text:style-name="P7">Story</text:p>
      <text:p text:style-name="P10"/>
      <text:p text:style-name="P10"/>
      <text:list xml:id="list1988306236" text:style-name="L5">
        <text:list-item>
          <text:p text:style-name="P26">Call up new speaker.</text:p>
        </text:list-item>
        <text:list-item>
          <text:p text:style-name="P26">Have them pick a topic card.</text:p>
        </text:list-item>
        <text:list-item>
          <text:p text:style-name="P26">Have them choose a story for their talk. <text:s/>Explain choices.</text:p>
        </text:list-item>
        <text:list-item>
          <text:p text:style-name="P26">Have them deliver a 60s version of the talk.</text:p>
        </text:list-item>
      </text:list>
      <text:p text:style-name="P15"/>
      <text:p text:style-name="P15"/>
      <text:p text:style-name="P5">Exercise 4</text:p>
      <text:p text:style-name="P7">Non-Slide Presentations</text:p>
      <text:p text:style-name="P10"/>
      <text:p text:style-name="P10"/>
      <text:list xml:id="list488478787" text:style-name="L6">
        <text:list-item>
          <text:p text:style-name="P27">Call up <text:span text:style-name="T3">two speakers</text:span> who <text:span text:style-name="T3">are</text:span> already doing a talk.</text:p>
        </text:list-item>
        <text:list-item>
          <text:p text:style-name="P28">Explain the setup to <text:span text:style-name="T3">them:</text:span></text:p>
          <text:list>
            <text:list-item>
              <text:p text:style-name="P32">speaker #1: you are Julian Fischer at the Cloud Foundry conference, and the projector in this room fails 30 seconds into your presentation.</text:p>
            </text:list-item>
            <text:list-item>
              <text:p text:style-name="P32">speaker #2: you are me at Sun Days in Milan: slides are corrupted. <text:s/>All of the copies of your slides are corrupted. <text:s/>Internet isn't working, so no DropBox. But you have your laptop.</text:p>
            </text:list-item>
          </text:list>
        </text:list-item>
        <text:list-item>
          <text:p text:style-name="P27">Brainstorm, with audience help: what can they do for non-slide preso?</text:p>
        </text:list-item>
        <text:list-item>
          <text:p text:style-name="P27">Have them <text:span text:style-name="T3">each</text:span> give 60s non-slide preso.</text:p>
        </text:list-item>
      </text:list>
      <text:p text:style-name="P15"/>
      <text:p text:style-name="P15"/>
      <text:p text:style-name="P3"><text:span text:style-name="T1">Exercise </text:span><text:span text:style-name="T2">5</text:span></text:p>
      <text:p text:style-name="P8">Eye Contact</text:p>
      <text:p text:style-name="P11"/>
      <text:p text:style-name="P11"/>
      <text:list xml:id="list1170021979" text:style-name="L7">
        <text:list-item>
          <text:p text:style-name="P29">Call up new speaker</text:p>
        </text:list-item>
        <text:list-item>
          <text:p text:style-name="P35">If they don't have their own talk, have them pick a Topic Card.</text:p>
        </text:list-item>
        <text:list-item>
          <text:p text:style-name="P35">Explain the rules of Eye Contact with them.</text:p>
        </text:list-item>
        <text:list-item>
          <text:p text:style-name="P35">Have them practice “floating”.</text:p>
        </text:list-item>
        <text:list-item>
          <text:p text:style-name="P35">Sit down in audience.</text:p>
        </text:list-item>
        <text:list-item>
          <text:p text:style-name="P35">Have them do their 60s talk.</text:p>
        </text:list-item>
      </text:list>
      <text:p text:style-name="P16"/>
      <text:p text:style-name="P3"><text:span text:style-name="T1">Exercise </text:span><text:span text:style-name="T2">6</text:span></text:p>
      <text:p text:style-name="P8">Body Language</text:p>
      <text:p text:style-name="P11"/>
      <text:p text:style-name="P11"/>
      <text:list xml:id="list489450826" text:style-name="L8">
        <text:list-item>
          <text:p text:style-name="P30">Call up new speaker</text:p>
        </text:list-item>
        <text:list-item>
          <text:p text:style-name="P36">If they don't have their own talk, have them pick a topic card.</text:p>
        </text:list-item>
        <text:list-item>
          <text:p text:style-name="P36">Position them “closed”.</text:p>
        </text:list-item>
        <text:list-item>
          <text:p text:style-name="P36">Have them give the 60s talk like this.</text:p>
        </text:list-item>
        <text:list-item>
          <text:p text:style-name="P36">Position them “open”.</text:p>
        </text:list-item>
        <text:list-item>
          <text:p text:style-name="P36">Have them give the 60s talk like this.</text:p>
        </text:list-item>
        <text:list-item>
          <text:p text:style-name="P36">Discuss.</text:p>
        </text:list-item>
      </text:list>
      <text:p text:style-name="P17"/>
      <text:p text:style-name="P16"/>
      <text:p text:style-name="P4"><text:span text:style-name="T1">Exercise </text:span><text:span text:style-name="T3">7</text:span></text:p>
      <text:p text:style-name="P9">Projection</text:p>
      <text:p text:style-name="P12"/>
      <text:p text:style-name="P12"/>
      <text:list xml:id="list1720658238" text:style-name="L9">
        <text:list-item>
          <text:p text:style-name="P33">Call up one or two potential speakers.</text:p>
        </text:list-item>
        <text:list-item>
          <text:p text:style-name="P33">Have them read the exercise sentence.</text:p>
        </text:list-item>
        <text:list-item>
          <text:p text:style-name="P33">Go through the basics of projection:</text:p>
          <text:list>
            <text:list-item>
              <text:p text:style-name="P33">breath</text:p>
            </text:list-item>
            <text:list-item>
              <text:p text:style-name="P33">diaphragm</text:p>
            </text:list-item>
            <text:list-item>
              <text:p text:style-name="P33">throat</text:p>
            </text:list-item>
            <text:list-item>
              <text:p text:style-name="P33">stance</text:p>
            </text:list-item>
            <text:list-item>
              <text:p text:style-name="P33">energy</text:p>
            </text:list-item>
          </text:list>
        </text:list-item>
        <text:list-item>
          <text:p text:style-name="P33">Have them read the exercise paragraph again.</text:p>
        </text:list-item>
      </text:list>
      <text:p text:style-name="P18"/>
      <text:p text:style-name="P4"><text:span text:style-name="T1">Exercise </text:span><text:span text:style-name="T3">8</text:span></text:p>
      <text:p text:style-name="P9">Diction</text:p>
      <text:p text:style-name="P12"/>
      <text:p text:style-name="P12"/>
      <text:list xml:id="list895664759" text:style-name="L10">
        <text:list-item>
          <text:p text:style-name="P34">Whole audience repeats these phrases from the slide show.</text:p>
        </text:list-item>
      </text:list>
      <text:p text:style-name="P15"/>
      <text:p text:style-name="P15"/>
      <text:p text:style-name="P6">Projection P<text:span text:style-name="T4">oems</text:span></text:p>
      <text:section text:style-name="Sect1" text:name="Section1">
        <text:p text:style-name="P13"/>
        <text:p text:style-name="P19"><text:span text:style-name="T4"><text:s text:c="4"/>Beauty, success, truth ... </text:span></text:p>
        <text:p text:style-name="P19"><text:span text:style-name="T4"><text:s text:c="4"/>He is blessed who has two. </text:span></text:p>
        <text:p text:style-name="P19"><text:span text:style-name="T4"><text:s text:c="4"/>Your program has none.</text:span></text:p>
        <text:p text:style-name="P19"><text:span text:style-name="T4"/></text:p>
        <text:p text:style-name="P19"><text:span text:style-name="T4"><text:s text:c="4"/>Some bugs have names </text:span></text:p>
        <text:p text:style-name="P19"><text:span text:style-name="T4"><text:s text:c="4"/>Others inscrutable numbers </text:span></text:p>
        <text:p text:style-name="P19"><text:span text:style-name="T4"><text:s text:c="4"/>Yours has not even that.</text:span></text:p>
        <text:p text:style-name="P19"><text:span text:style-name="T4"/></text:p>
        <text:p text:style-name="P19"><text:span text:style-name="T4"><text:s text:c="4"/>Forces in balance: </text:span></text:p>
        <text:p text:style-name="P19"><text:span text:style-name="T4"><text:s text:c="4"/>Yin and Yang, your program has </text:span></text:p>
        <text:p text:style-name="P19"><text:span text:style-name="T4"><text:s text:c="4"/>Mistakes up the latter</text:span></text:p>
        <text:p text:style-name="P19"><text:span text:style-name="T4"/></text:p>
        <text:p text:style-name="P19"><text:span text:style-name="T4"><text:s text:c="4"/>Wish to know the sound </text:span></text:p>
        <text:p text:style-name="P19"><text:span text:style-name="T4"><text:s text:c="4"/>Of one file defragmenting? </text:span></text:p>
        <text:p text:style-name="P19"><text:span text:style-name="T4"><text:s text:c="4"/>Hear! What? There were more?</text:span></text:p>
        <text:p text:style-name="P19"><text:span text:style-name="T4"/></text:p>
        <text:p text:style-name="P19"><text:span text:style-name="T4"><text:s text:c="4"/>Who is more foolish? </text:span></text:p>
        <text:p text:style-name="P19"><text:span text:style-name="T4"><text:s text:c="4"/>The fool who errs or debugs? </text:span></text:p>
        <text:p text:style-name="P19"><text:span text:style-name="T4"><text:s text:c="4"/>Oh, they are both you?</text:span></text:p>
        <text:p text:style-name="P19"><text:span text:style-name="T4"/></text:p>
        <text:p text:style-name="P19"><text:span text:style-name="T4"><text:s text:c="4"/>Riddle for student :</text:span></text:p>
        <text:p text:style-name="P19"><text:span text:style-name="T4"><text:s text:c="4"/>What error is so fatal </text:span></text:p>
        <text:p text:style-name="P19"><text:span text:style-name="T4"><text:s text:c="4"/>It has no message</text:span></text:p>
        <text:p text:style-name="P19"><text:span text:style-name="T4"/></text:p>
        <text:p text:style-name="P19"><text:span text:style-name="T4"><text:s text:c="4"/></text:span></text:p>
        <text:p text:style-name="P19"><text:span text:style-name="T4"><text:s text:c="3"/>There is not enough </text:span></text:p>
        <text:p text:style-name="P19"><text:span text:style-name="T4"><text:s text:c="4"/>Memory available </text:span></text:p>
        <text:p text:style-name="P19"><text:span text:style-name="T4"><text:s text:c="4"/>to display this err</text:span></text:p>
        <text:p text:style-name="P19"><text:span text:style-name="T4"/></text:p>
        <text:p text:style-name="P19"><text:span text:style-name="T4"><text:s text:c="4"/>Before there was Tao </text:span></text:p>
        <text:p text:style-name="P19"><text:span text:style-name="T4"><text:s text:c="4"/>There was the void known as Null </text:span></text:p>
        <text:p text:style-name="P19"><text:span text:style-name="T4"><text:s text:c="4"/>Don't reference it</text:span></text:p>
        <text:p text:style-name="P19"><text:span text:style-name="T4"/></text:p>
        <text:p text:style-name="P19"><text:span text:style-name="T4"><text:s text:c="4"/>From formless chaos </text:span></text:p>
        <text:p text:style-name="P19"><text:span text:style-name="T4"><text:s text:c="4"/>Each thread seeks resolution </text:span></text:p>
        <text:p text:style-name="P19"><text:span text:style-name="T4"><text:s text:c="4"/>a race condition </text:span></text:p>
        <text:p text:style-name="P19"><text:span text:style-name="T4"/></text:p>
        <text:p text:style-name="P19"><text:span text:style-name="T4">Errors have occurred.</text:span></text:p>
        <text:p text:style-name="P19"><text:span text:style-name="T4">We won't tell you where or why -</text:span></text:p>
        <text:p text:style-name="P19"><text:span text:style-name="T4">Lazy programmers!</text:span></text:p>
        <text:p text:style-name="P19"><text:span text:style-name="T4"/></text:p>
        <text:p text:style-name="P19"><text:span text:style-name="T4">Chaos reigns within.</text:span></text:p>
        <text:p text:style-name="P19"><text:span text:style-name="T4">Reflect, repent, and reboot</text:span></text:p>
        <text:p text:style-name="P19"><text:span text:style-name="T4">Order will return.</text:span></text:p>
        <text:p text:style-name="P19"><text:span text:style-name="T4"/></text:p>
        <text:p text:style-name="P19"><text:span text:style-name="T4">For a new PC,</text:span></text:p>
        <text:p text:style-name="P19"><text:span text:style-name="T4">Center of my universe,</text:span></text:p>
        <text:p text:style-name="P19"><text:span text:style-name="T4">I abandon all.</text:span></text:p>
        <text:p text:style-name="P19"><text:soft-page-break/><text:span text:style-name="T4"/></text:p>
        <text:p text:style-name="P19"><text:span text:style-name="T4">The code was willing!</text:span></text:p>
        <text:p text:style-name="P19"><text:span text:style-name="T4">It considered your request,</text:span></text:p>
        <text:p text:style-name="P19"><text:span text:style-name="T4">But the chips were weak.</text:span></text:p>
        <text:p text:style-name="P19"><text:span text:style-name="T4"/></text:p>
        <text:p text:style-name="P19"><text:span text:style-name="T4">A file that big?</text:span></text:p>
        <text:p text:style-name="P19"><text:span text:style-name="T4">It might be very useful.</text:span></text:p>
        <text:p text:style-name="P19"><text:span text:style-name="T4">But now it is gone.</text:span></text:p>
        <text:p text:style-name="P19"><text:span text:style-name="T4"/></text:p>
        <text:p text:style-name="P19"><text:span text:style-name="T4">No keyboard present</text:span></text:p>
        <text:p text:style-name="P19"><text:span text:style-name="T4">Hit F1 to continue</text:span></text:p>
        <text:p text:style-name="P19"><text:span text:style-name="T4">Zen engineering?</text:span></text:p>
        <text:p text:style-name="P19"><text:span text:style-name="T4"/></text:p>
        <text:p text:style-name="P19"><text:span text:style-name="T4">The web site you seek</text:span></text:p>
        <text:p text:style-name="P19"><text:span text:style-name="T4">Cannot be located but</text:span></text:p>
        <text:p text:style-name="P19"><text:span text:style-name="T4">Countless more exist.</text:span></text:p>
        <text:p text:style-name="P19"><text:span text:style-name="T4"/></text:p>
        <text:p text:style-name="P19"><text:span text:style-name="T4">Windows XP crashed.</text:span></text:p>
        <text:p text:style-name="P19"><text:span text:style-name="T4">I am the blue screen of death.</text:span></text:p>
        <text:p text:style-name="P19"><text:span text:style-name="T4">No one hears your screams.</text:span></text:p>
        <text:p text:style-name="P19"><text:span text:style-name="T4"/></text:p>
        <text:p text:style-name="P19"><text:span text:style-name="T4">Yesterday it worked.</text:span></text:p>
        <text:p text:style-name="P19"><text:span text:style-name="T4">Today it is not working.</text:span></text:p>
        <text:p text:style-name="P19"><text:span text:style-name="T4">Windows is like that.</text:span></text:p>
        <text:p text:style-name="P19"><text:span text:style-name="T4"/></text:p>
        <text:p text:style-name="P19"><text:span text:style-name="T4"/></text:p>
        <text:p text:style-name="P19"><text:span text:style-name="T4">Printer not ready.</text:span></text:p>
        <text:p text:style-name="P19"><text:span text:style-name="T4">Could be a fatal error.</text:span></text:p>
        <text:p text:style-name="P19"><text:span text:style-name="T4">Have a pen handy?</text:span></text:p>
        <text:p text:style-name="P19"><text:span text:style-name="T4"/></text:p>
        <text:p text:style-name="P19"><text:span text:style-name="T4">With searching comes loss</text:span></text:p>
        <text:p text:style-name="P19"><text:span text:style-name="T4">And the presence of absence:</text:span></text:p>
        <text:p text:style-name="P19"><text:span text:style-name="T4">"My novel" not found.</text:span></text:p>
        <text:p text:style-name="P19"><text:span text:style-name="T4"/></text:p>
        <text:p text:style-name="P19"><text:span text:style-name="T4">The Tao that is seen</text:span></text:p>
        <text:p text:style-name="P19"><text:span text:style-name="T4">Is not the true Tao, until</text:span></text:p>
        <text:p text:style-name="P19"><text:span text:style-name="T4">You bring fresh toner.</text:span></text:p>
        <text:p text:style-name="P19"><text:span text:style-name="T4"/></text:p>
        <text:p text:style-name="P19"><text:span text:style-name="T4">Stay the patient course.</text:span></text:p>
        <text:p text:style-name="P19"><text:span text:style-name="T4">Of little worth is your ire.</text:span></text:p>
        <text:p text:style-name="P19"><text:span text:style-name="T4">The network is down.</text:span></text:p>
        <text:p text:style-name="P19"><text:span text:style-name="T4"/></text:p>
        <text:p text:style-name="P19"><text:span text:style-name="T4">A crash reduces</text:span></text:p>
        <text:p text:style-name="P19"><text:span text:style-name="T4">Your expensive computer</text:span></text:p>
        <text:p text:style-name="P19"><text:span text:style-name="T4">To a simple stone.</text:span></text:p>
        <text:p text:style-name="P19"><text:span text:style-name="T4"/></text:p>
        <text:p text:style-name="P19"><text:span text:style-name="T4">Three things are certain:</text:span></text:p>
        <text:p text:style-name="P19"><text:span text:style-name="T4">Death, taxes, and lost data.</text:span></text:p>
        <text:p text:style-name="P19"><text:span text:style-name="T4">Guess which has occurred.</text:span></text:p>
        <text:p text:style-name="P19"><text:span text:style-name="T4"/></text:p>
        <text:p text:style-name="P20"><text:span text:style-name="T4">Source: old internet email forwards. <text:s/>Poetry unattributed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0dd31" officeooo:paragraph-rsid="0000dd31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weight="bold" officeooo:rsid="0000dd31" officeooo:paragraph-rsid="0000dd31" style:font-weight-asian="bold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Give A Great Tech Talk 2013 Exercises</text:p>
      </style:header>
      <style:footer>
        <text:p text:style-name="MP2">Copyright 2013 Josh Berkus, Licensed Creative Commons Share-Ali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3-04-15T23:01:28</meta:creation-date>
    <dc:date>2014-03-22T13:42:14</dc:date>
    <dc:creator>Josh </dc:creator>
    <meta:editing-duration>PT1H12M23S</meta:editing-duration>
    <meta:editing-cycles>6</meta:editing-cycles>
    <meta:generator>LibreOffice/3.6$Linux_X86_64 LibreOffice_project/360m1$Build-2</meta:generator>
    <meta:printed-by>Josh </meta:printed-by>
    <meta:print-date>2013-09-13T14:51:02</meta:print-date>
    <meta:document-statistic meta:table-count="0" meta:image-count="0" meta:object-count="0" meta:page-count="12" meta:paragraph-count="149" meta:word-count="804" meta:character-count="4348" meta:non-whitespace-character-count="3609"/>
  </office:meta>
</office:document-meta>
</file>